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41cm" style:rel-column-width="2500*"/>
    </style:style>
    <style:style style:name="Tableau1.B" style:family="table-column">
      <style:table-column-properties style:column-width="4.089cm" style:rel-column-width="2318*"/>
    </style:style>
    <style:style style:name="Tableau1.C" style:family="table-column">
      <style:table-column-properties style:column-width="4.251cm" style:rel-column-width="241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41cm" style:rel-column-width="2500*"/>
    </style:style>
    <style:style style:name="Tableau2.B" style:family="table-column">
      <style:table-column-properties style:column-width="4.089cm" style:rel-column-width="2318*"/>
    </style:style>
    <style:style style:name="Tableau2.C" style:family="table-column">
      <style:table-column-properties style:column-width="4.251cm" style:rel-column-width="24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8pt" fo:font-weight="bold" officeooo:rsid="00184590" officeooo:paragraph-rsid="0018459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84590" officeooo:paragraph-rsid="0018459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ndale Mono" fo:font-size="10pt" officeooo:rsid="00184590" officeooo:paragraph-rsid="0018459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officeooo:rsid="003ad5ce" officeooo:paragraph-rsid="003ad5c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officeooo:rsid="003dc624" officeooo:paragraph-rsid="003dc62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officeooo:rsid="003dc624" officeooo:paragraph-rsid="0044d44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rsid="003dc624" officeooo:paragraph-rsid="004e279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rsid="00418801" officeooo:paragraph-rsid="0041880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rsid="004c6cfb" officeooo:paragraph-rsid="004c6cf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rsid="004c6cfb" officeooo:paragraph-rsid="004e279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rsid="004f556c" officeooo:paragraph-rsid="004f556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51c9ae" officeooo:paragraph-rsid="0051c9a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officeooo:rsid="005c6d08" officeooo:paragraph-rsid="005c6d0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558652" officeooo:paragraph-rsid="0055865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0pt" officeooo:rsid="0058de66" officeooo:paragraph-rsid="005a8203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0pt" officeooo:rsid="0058de66" officeooo:paragraph-rsid="0058de66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1b2f0c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3f8a0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44d44e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4e279d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614be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687526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0pt" officeooo:paragraph-rsid="00626058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0pt" officeooo:paragraph-rsid="00687526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0pt" officeooo:rsid="00687526" officeooo:paragraph-rsid="00687526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ndale Mono" fo:font-size="10pt" fo:font-weight="bold" officeooo:rsid="00614be3" officeooo:paragraph-rsid="00614be3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ndale Mono" fo:font-size="10pt" fo:font-weight="bold" officeooo:rsid="00614be3" officeooo:paragraph-rsid="00687526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687526"/>
    </style:style>
    <style:style style:name="P32" style:family="paragraph" style:parent-style-name="Standard">
      <style:text-properties style:font-name="Nimbus Sans L" officeooo:rsid="006d13f4" officeooo:paragraph-rsid="006d13f4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officeooo:rsid="0060586b" officeooo:paragraph-rsid="0060586b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5ea990" officeooo:paragraph-rsid="00614be3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5ea990" officeooo:paragraph-rsid="00687526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69a618" officeooo:paragraph-rsid="0069a618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officeooo:rsid="0060586b" officeooo:paragraph-rsid="0060586b" style:font-size-asian="10.5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officeooo:rsid="0066815a" officeooo:paragraph-rsid="0066815a" style:font-size-asian="10.5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officeooo:rsid="0066815a" officeooo:paragraph-rsid="00687526" style:font-size-asian="10.5pt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officeooo:rsid="006e2956" officeooo:paragraph-rsid="006e2956" style:font-size-asian="10.5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60586b" officeooo:paragraph-rsid="00614be3" style:font-size-asian="10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5ea990" officeooo:paragraph-rsid="00614be3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ndale Mono" fo:font-size="8pt" officeooo:rsid="00631b53" officeooo:paragraph-rsid="00631b53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ndale Mono" fo:font-size="8pt" officeooo:rsid="0069e216" officeooo:paragraph-rsid="0069e216" style:font-size-asian="8pt" style:font-size-complex="8pt"/>
    </style:style>
    <style:style style:name="T1" style:family="text">
      <style:text-properties officeooo:rsid="003ad5ce"/>
    </style:style>
    <style:style style:name="T2" style:family="text">
      <style:text-properties officeooo:rsid="003dc624"/>
    </style:style>
    <style:style style:name="T3" style:family="text">
      <style:text-properties officeooo:rsid="0040be4d"/>
    </style:style>
    <style:style style:name="T4" style:family="text">
      <style:text-properties officeooo:rsid="00453735"/>
    </style:style>
    <style:style style:name="T5" style:family="text">
      <style:text-properties officeooo:rsid="0047a607"/>
    </style:style>
    <style:style style:name="T6" style:family="text">
      <style:text-properties officeooo:rsid="004e279d"/>
    </style:style>
    <style:style style:name="T7" style:family="text">
      <style:text-properties officeooo:rsid="004f556c"/>
    </style:style>
    <style:style style:name="T8" style:family="text">
      <style:text-properties officeooo:rsid="0051c9ae"/>
    </style:style>
    <style:style style:name="T9" style:family="text">
      <style:text-properties officeooo:rsid="005a820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5e1edb"/>
    </style:style>
    <style:style style:name="T12" style:family="text">
      <style:text-properties officeooo:rsid="005ea990"/>
    </style:style>
    <style:style style:name="T13" style:family="text">
      <style:text-properties officeooo:rsid="005ebb3c"/>
    </style:style>
    <style:style style:name="T14" style:family="text">
      <style:text-properties officeooo:rsid="0060586b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officeooo:rsid="006e9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te-Rendu TP n°<text:span text:style-name="T1">1</text:span></text:p>
      <text:p text:style-name="P3"/>
      <text:p text:style-name="P3"/>
      <text:p text:style-name="P5">Exo 1 :</text:p>
      <text:p text:style-name="P4">1.1)</text:p>
      <text:p text:style-name="P20"><text:span text:style-name="T2">CODE</text:span>]<text:tab/>%%</text:p>
      <text:p text:style-name="P6"/>
      <text:p text:style-name="P7"><text:span text:style-name="T7">L’analyseur</text:span> ne fait que recopier sur la sortie standard, tout caractère lu sur l’entrée. <text:span text:style-name="T7">Il ne reconnaît aucun motif.</text:span></text:p>
      <text:p text:style-name="P7"/>
      <text:p text:style-name="P8">1.2)</text:p>
      <text:p text:style-name="P21"><text:span text:style-name="T2">CODE</text:span>]<text:tab/>%%</text:p>
      <text:p text:style-name="P21"><text:tab/><text:span text:style-name="T3">[ \t]+$</text:span></text:p>
      <text:p text:style-name="P21"><text:tab/>%%</text:p>
      <text:p text:style-name="P21"/>
      <text:p text:style-name="P14">L’analyseur <text:span text:style-name="T8">ne reconnaît que les suites d’espaces et de tabulations situées en fin</text:span></text:p>
      <text:p text:style-name="P15">de ligne lue.</text:p>
      <text:p text:style-name="P11"/>
      <text:p text:style-name="P9">1.<text:span text:style-name="T4">3</text:span>)</text:p>
      <text:p text:style-name="P22"><text:span text:style-name="T2">CODE</text:span>]<text:tab/>%%</text:p>
      <text:p text:style-name="P22"><text:tab/><text:span text:style-name="T5">^[^\n]</text:span></text:p>
      <text:p text:style-name="P22"><text:tab/>%%</text:p>
      <text:p text:style-name="P22"/>
      <text:p text:style-name="P12">L’analyseur ne reconnaît que le premier caractère de toute chaîne entrée, sous réserve qu’il diffère du caractère de saut de ligne.</text:p>
      <text:p text:style-name="P18"><text:span text:style-name="T9">(</text:span><text:span text:style-name="T10">Visuellement :</text:span> <text:span text:style-name="T9">Supprime le premier caractère)</text:span></text:p>
      <text:p text:style-name="P12"/>
      <text:p text:style-name="P10">1.<text:span text:style-name="T6">4</text:span>)</text:p>
      <text:p text:style-name="P23"><text:span text:style-name="T2">CODE</text:span>]<text:tab/>%%</text:p>
      <text:p text:style-name="P23"><text:tab/><text:span text:style-name="T3">[ \t]+$</text:span></text:p>
      <text:p text:style-name="P23"><text:span text:style-name="T3"><text:tab/>[ \t]+<text:tab/>printf(« »);</text:span></text:p>
      <text:p text:style-name="P23"><text:tab/>%%</text:p>
      <text:p text:style-name="P23"/>
      <text:p text:style-name="P13">L’analyseur reconnaît <text:span text:style-name="T8">toutes les suites d’espaces et de tabulations, et affiche un espace quand une telle suite n’est pas positionnée en fin de ligne.</text:span></text:p>
      <text:p text:style-name="P19"><text:span text:style-name="T9">(</text:span><text:span text:style-name="T10">Visuellement :</text:span> Remplace toutes suite de blancs du message par un unique espace.<text:span text:style-name="T9">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Exo 2 :</text:p>
      <text:p text:style-name="P16"><text:span text:style-name="T11">2</text:span>.1)</text:p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>
          <table:table-cell table:style-name="Tableau1.A1" office:value-type="string">
            <text:p text:style-name="P29"/>
            <text:p text:style-name="P29">Entrée</text:p>
            <text:p text:style-name="P29"/>
          </table:table-cell>
          <table:table-cell table:style-name="Tableau1.A1" office:value-type="string">
            <text:p text:style-name="P24"><text:span text:style-name="T12">Alpha := 'alpha'; Beta := 'beta';</text:span></text:p>
          </table:table-cell>
          <table:table-cell table:style-name="Tableau1.A1" office:value-type="string">
            <text:p text:style-name="P34">Alpha := '<text:span text:style-name="T13">A</text:span>lpha'; </text:p>
            <text:p text:style-name="P34">Beta := '<text:span text:style-name="T13">B</text:span>eta';</text:p>
          </table:table-cell>
          <table:table-cell table:style-name="Tableau1.D1" office:value-type="string">
            <text:p text:style-name="P26"><text:span text:style-name="T12">ALPHA := 'alpha'; BETA := 'beta';</text:span></text:p>
          </table:table-cell>
        </table:table-row>
        <table:table-row>
          <table:table-cell table:style-name="Tableau1.A2" office:value-type="string">
            <text:p text:style-name="P29"/>
            <text:p text:style-name="P29"/>
            <text:p text:style-name="P29"/>
            <text:p text:style-name="P29">Sortie</text:p>
          </table:table-cell>
          <table:table-cell table:style-name="Tableau1.A2" office:value-type="string">
            <text:p text:style-name="P24"><text:span text:style-name="T12">IDENT : Alpha</text:span></text:p>
            <text:p text:style-name="P34">AFFECTATION</text:p>
            <text:p text:style-name="P34">CHAINE : 'alpha'</text:p>
            <text:p text:style-name="P34">SEPARATION</text:p>
            <text:p text:style-name="P34">IDENT : Beta</text:p>
            <text:p text:style-name="P34">AFFECTATION</text:p>
            <text:p text:style-name="P34">CHAINE : 'beta'</text:p>
            <text:p text:style-name="P34">SEPARATION</text:p>
          </table:table-cell>
          <table:table-cell table:style-name="Tableau1.A2" office:value-type="string">
            <text:p text:style-name="P34"><text:span text:style-name="T14">IDENT : Alpha</text:span></text:p>
            <text:p text:style-name="P41">AFFECTATION</text:p>
            <text:p text:style-name="P41">IDENT : Alpha</text:p>
            <text:p text:style-name="P41">SEPARATION</text:p>
            <text:p text:style-name="P41">IDENT : Beta</text:p>
            <text:p text:style-name="P41">AFFECTATION</text:p>
            <text:p text:style-name="P41">IDENT : Beta</text:p>
            <text:p text:style-name="P41">SEPARATION</text:p>
          </table:table-cell>
          <table:table-cell table:style-name="Tableau1.D2" office:value-type="string">
            <text:p text:style-name="P43">IDENT : A</text:p>
            <text:p text:style-name="P43">IDENT : L</text:p>
            <text:p text:style-name="P43">IDENT : P</text:p>
            <text:p text:style-name="P43">IDENT : H</text:p>
            <text:p text:style-name="P43">IDENT : A</text:p>
            <text:p text:style-name="P43">AFFECTATION</text:p>
            <text:p text:style-name="P43">CHAINE : 'alpha'</text:p>
            <text:p text:style-name="P43">SEPARATION</text:p>
            <text:p text:style-name="P43">IDENT : B</text:p>
            <text:p text:style-name="P43">IDENT : E</text:p>
            <text:p text:style-name="P43">IDENT : T</text:p>
            <text:p text:style-name="P43">IDENT : A</text:p>
            <text:p text:style-name="P43">AFFECTATION</text:p>
            <text:p text:style-name="P43">CHAINE : 'beta'</text:p>
            <text:p text:style-name="P43">SEPARATION</text:p>
          </table:table-cell>
        </table:table-row>
      </table:table>
      <text:p text:style-name="P37"/>
      <text:p text:style-name="P40">La multiplication des identificateurs sur la 3<text:span text:style-name="T15">e</text:span> colonne, provient de la définition d’un identificateur <text:span text:style-name="T17">faisant qu’un identificateur ne peut contenir qu’</text:span>une lettre majuscule, <text:span text:style-name="T17">en début de nom</text:span>. </text:p>
      <text:p text:style-name="P37"/>
      <text:p text:style-name="P38">2.2)</text:p>
      <text:p text:style-name="P39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30"/>
            <text:p text:style-name="P30">Entrée</text:p>
            <text:p text:style-name="P30"/>
          </table:table-cell>
          <table:table-cell table:style-name="Tableau2.A1" office:value-type="string">
            <text:p text:style-name="P25"><text:span text:style-name="T12">Alpha := 'alpha'; Beta := 'beta';</text:span></text:p>
          </table:table-cell>
          <table:table-cell table:style-name="Tableau2.A1" office:value-type="string">
            <text:p text:style-name="P35">Alpha := '<text:span text:style-name="T13">A</text:span>lpha'; Beta := '<text:span text:style-name="T13">B</text:span>eta';</text:p>
          </table:table-cell>
          <table:table-cell table:style-name="Tableau2.D1" office:value-type="string">
            <text:p text:style-name="P27"><text:span text:style-name="T12">ALPHA := 'alpha'; BETA := 'beta';</text:span></text:p>
          </table:table-cell>
        </table:table-row>
        <table:table-row>
          <table:table-cell table:style-name="Tableau2.A2" office:value-type="string">
            <text:p text:style-name="P30"/>
            <text:p text:style-name="P30"/>
            <text:p text:style-name="P30"/>
            <text:p text:style-name="P30">Sortie</text:p>
          </table:table-cell>
          <table:table-cell table:style-name="Tableau2.A2" office:value-type="string">
            <text:p text:style-name="P28">IDENT : Alpha</text:p>
            <text:p text:style-name="P28">AFFECTATION</text:p>
            <text:p text:style-name="P28">CHAINE : 'alpha'; Beta := 'beta'</text:p>
            <text:p text:style-name="P28">SEPARATION</text:p>
          </table:table-cell>
          <table:table-cell table:style-name="Tableau2.A2" office:value-type="string">
            <text:p text:style-name="P36">IDENT : Alpha</text:p>
            <text:p text:style-name="P36">AFFECTATION</text:p>
            <text:p text:style-name="P36">CHAINE : 'Alpha'; Beta := 'Beta'</text:p>
            <text:p text:style-name="P36">SEPARATION</text:p>
          </table:table-cell>
          <table:table-cell table:style-name="Tableau2.D2" office:value-type="string">
            <text:p text:style-name="P44">IDENT : A</text:p>
            <text:p text:style-name="P44">IDENT : L</text:p>
            <text:p text:style-name="P44">IDENT : P</text:p>
            <text:p text:style-name="P44">IDENT : H</text:p>
            <text:p text:style-name="P44">IDENT : A</text:p>
            <text:p text:style-name="P44">AFFECTATION</text:p>
            <text:p text:style-name="P44">CHAINE : 'alpha'; BETA := 'beta'</text:p>
            <text:p text:style-name="P44">SEPARATION</text:p>
          </table:table-cell>
        </table:table-row>
      </table:table>
      <text:p text:style-name="P31"/>
      <text:p text:style-name="P32">Ici, la modification de la règle fait que toute suite de caractères comprise entre la première et la dernière simple quote, sera identifié comme un motif de CHA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5:30.916399657</meta:creation-date>
    <meta:generator>LibreOffice/5.1.4.2$Linux_X86_64 LibreOffice_project/10m0$Build-2</meta:generator>
    <dc:date>2016-10-03T11:27:41.941668817</dc:date>
    <meta:editing-duration>PT2H8M41S</meta:editing-duration>
    <meta:editing-cycles>74</meta:editing-cycles>
    <meta:document-statistic meta:table-count="2" meta:image-count="0" meta:object-count="0" meta:page-count="2" meta:paragraph-count="87" meta:word-count="343" meta:character-count="1912" meta:non-whitespace-character-count="1647"/>
  </office:meta>
</office:document-meta>
</file>